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="0.06pt solid #000000"/>
      <style:text-properties fo:color="#00cc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cc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cc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Ol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10"/>
        <table:table-column table:style-name="co1" table:number-columns-repeated="2" table:default-cell-style-name="Default"/>
        <table:table-row table:style-name="ro1">
          <table:table-cell table:style-name="ce1" office:value-type="float" office:value="2015" calcext:value-type="float" table:number-columns-spanned="1" table:number-rows-spanned="16">
            <text:p>2015</text:p>
          </table:table-cell>
          <table:table-cell table:style-name="ce1" office:value-type="string" calcext:value-type="string" table:number-columns-spanned="1" table:number-rows-spanned="4">
            <text:p>50t</text:p>
          </table:table-cell>
          <table:table-cell table:style-name="ce2" office:value-type="string" calcext:value-type="string">
            <text:p>100\000\011\-001\001\000\-001\100\10\-001\100\000\</text:p>
          </table:table-cell>
          <table:table-cell table:style-name="ce4" office:value-type="float" office:value="0.965548" calcext:value-type="float">
            <text:p>0.965548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-001\001\000\-001\100\00\-001\100\010\</text:p>
          </table:table-cell>
          <table:table-cell table:style-name="ce4" office:value-type="float" office:value="0.965548" calcext:value-type="float">
            <text:p>0.965548</text:p>
          </table:table-cell>
          <table:table-cell office:value-type="string" calcext:value-type="string">
            <text:p>2015A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-001\100\000-000\100\00-010\010\000</text:p>
          </table:table-cell>
          <table:table-cell table:style-name="ce9" office:value-type="float" office:value="0.959938" calcext:value-type="float">
            <text:p>0.959938</text:p>
          </table:table-cell>
          <table:table-cell office:value-type="string" calcext:value-type="string">
            <text:p>2015A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60t</text:p>
          </table:table-cell>
          <table:table-cell table:style-name="ce2" office:value-type="string" calcext:value-type="string">
            <text:p>100\000\011\-001\001\010\-001\100\00\-001\100\000\</text:p>
          </table:table-cell>
          <table:table-cell table:style-name="ce4" office:value-type="float" office:value="1.26228" calcext:value-type="float">
            <text:p>1.26228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-001\001\100\-001\100\00\-001\100\000\</text:p>
          </table:table-cell>
          <table:table-cell table:style-name="ce4" office:value-type="float" office:value="1.26228" calcext:value-type="float">
            <text:p>1.26228</text:p>
          </table:table-cell>
          <table:table-cell table:number-columns-repeated="2"/>
          <table:table-cell office:value-type="string" calcext:value-type="string">
            <text:p>Run GA again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10\100\000\ <text:s/>001\100\01\ <text:s/>001\100\000\</text:p>
          </table:table-cell>
          <table:table-cell table:style-name="ce4" office:value-type="float" office:value="1.26228" calcext:value-type="float">
            <text:p>1.26228</text:p>
          </table:table-cell>
          <table:table-cell office:value-type="string" calcext:value-type="string">
            <text:p>2015B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-001\100\000-010\100\00-010\010\000</text:p>
          </table:table-cell>
          <table:table-cell table:style-name="ce9" office:value-type="float" office:value="1.23601" calcext:value-type="float">
            <text:p>1.23601</text:p>
          </table:table-cell>
          <table:table-cell office:value-type="string" calcext:value-type="string">
            <text:p>2015B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5">
            <text:p>70t</text:p>
          </table:table-cell>
          <table:table-cell table:style-name="ce2" office:value-type="string" calcext:value-type="string">
            <text:p>100\000\011-100\100\000-100\010\00-001\100\101</text:p>
          </table:table-cell>
          <table:table-cell table:style-name="ce4" office:value-type="float" office:value="1.50222" calcext:value-type="float">
            <text:p>1.50222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-100\100\000-001\100\11-001\100\000</text:p>
          </table:table-cell>
          <table:table-cell table:style-name="ce4" office:value-type="float" office:value="1.50222" calcext:value-type="float">
            <text:p>1.50222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-001\100\101-010\100\00-010\010\000</text:p>
          </table:table-cell>
          <table:table-cell table:style-name="ce4" office:value-type="float" office:value="1.50222" calcext:value-type="float">
            <text:p>1.50222</text:p>
          </table:table-cell>
          <table:table-cell office:value-type="string" calcext:value-type="string">
            <text:p>2015C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-001\100\110-100\010\00-001\100\000</text:p>
          </table:table-cell>
          <table:table-cell table:style-name="ce4" office:value-type="float" office:value="1.50222" calcext:value-type="float">
            <text:p>1.50222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-001\100\000-010\100\00-010\010\000</text:p>
          </table:table-cell>
          <table:table-cell table:style-name="ce9" office:value-type="float" office:value="1.4525" calcext:value-type="float">
            <text:p>1.4525</text:p>
          </table:table-cell>
          <table:table-cell office:value-type="string" calcext:value-type="string">
            <text:p>2015C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3">
            <text:p>80t</text:p>
          </table:table-cell>
          <table:table-cell table:style-name="ce2" office:value-type="string" calcext:value-type="string">
            <text:p>100\000\011\-010\001\000\-001\100\00\-001\100\101</text:p>
          </table:table-cell>
          <table:table-cell table:style-name="ce4" office:value-type="float" office:value="1.81186" calcext:value-type="float">
            <text:p>1.81186</text:p>
          </table:table-cell>
          <table:table-cell office:value-type="string" calcext:value-type="string">
            <text:p>2015D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-001\100\000-010\100\00-010\010\000</text:p>
          </table:table-cell>
          <table:table-cell table:style-name="ce9" office:value-type="float" office:value="1.70994" calcext:value-type="float">
            <text:p>1.70994</text:p>
          </table:table-cell>
          <table:table-cell office:value-type="string" calcext:value-type="string">
            <text:p>2015D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2020" calcext:value-type="float" table:number-columns-spanned="1" table:number-rows-spanned="17">
            <text:p>2020</text:p>
          </table:table-cell>
          <table:table-cell table:style-name="ce1" office:value-type="string" calcext:value-type="string" table:number-columns-spanned="1" table:number-rows-spanned="4">
            <text:p>50t</text:p>
          </table:table-cell>
          <table:table-cell table:style-name="ce2" office:value-type="string" calcext:value-type="string">
            <text:p>100\000\011\-001\001\000\-001\100\01\-001\100\000\</text:p>
          </table:table-cell>
          <table:table-cell table:style-name="ce4" office:value-type="float" office:value="0.976799" calcext:value-type="float">
            <text:p>0.976799</text:p>
          </table:table-cell>
          <table:table-cell office:value-type="string" calcext:value-type="string">
            <text:p>2020A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010\010\00\ <text:s/>001\100\010\ <text:s/></text:p>
          </table:table-cell>
          <table:table-cell table:style-name="ce4" office:value-type="float" office:value="0.976799" calcext:value-type="float">
            <text:p>0.976799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\ <text:s/>001\010\000\ <text:s/>010\010\00\ <text:s/>001\100\000\ <text:s/></text:p>
          </table:table-cell>
          <table:table-cell table:style-name="ce9" office:value-type="float" office:value="0.968546" calcext:value-type="float">
            <text:p>0.968546</text:p>
          </table:table-cell>
          <table:table-cell office:value-type="string" calcext:value-type="string">
            <text:p>2020A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5">
            <text:p>60t</text:p>
          </table:table-cell>
          <table:table-cell table:style-name="ce2" office:value-type="string" calcext:value-type="string">
            <text:p>100\000\011\ <text:s/>001\100\010\ <text:s/>001\100\00\ <text:s/>100\010\000\</text:p>
          </table:table-cell>
          <table:table-cell table:style-name="ce4" office:value-type="float" office:value="1.27574" calcext:value-type="float">
            <text:p>1.27574</text:p>
          </table:table-cell>
          <table:table-cell office:value-type="string" calcext:value-type="string">
            <text:p>2020B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01\000\ <text:s/>001\100\01\ <text:s/>010\100\000\</text:p>
          </table:table-cell>
          <table:table-cell table:style-name="ce4" office:value-type="float" office:value="1.27574" calcext:value-type="float">
            <text:p>1.27574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\ <text:s/>001\001\000\ <text:s/>001\100\00\ <text:s/>010\100\000\</text:p>
          </table:table-cell>
          <table:table-cell table:style-name="ce9" office:value-type="float" office:value="1.2433" calcext:value-type="float">
            <text:p>1.2433</text:p>
          </table:table-cell>
          <table:table-cell office:value-type="string" calcext:value-type="string">
            <text:p>2020B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70t</text:p>
          </table:table-cell>
          <table:table-cell table:style-name="ce2" office:value-type="string" calcext:value-type="string">
            <text:p>100\000\011\ <text:s/>001\100\110\ <text:s/>010\010\00\ <text:s/>010\100\000\</text:p>
          </table:table-cell>
          <table:table-cell table:style-name="ce4" office:value-type="float" office:value="1.52163" calcext:value-type="float">
            <text:p>1.52163</text:p>
          </table:table-cell>
          <table:table-cell office:value-type="string" calcext:value-type="string">
            <text:p>2020C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\ <text:s/>001\100\000\ <text:s/>010\010\00\ <text:s/>010\100\000\</text:p>
          </table:table-cell>
          <table:table-cell table:style-name="ce9" office:value-type="float" office:value="1.46077" calcext:value-type="float">
            <text:p>1.46077</text:p>
          </table:table-cell>
          <table:table-cell office:value-type="string" calcext:value-type="string">
            <text:p>2020C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80t</text:p>
          </table:table-cell>
          <table:table-cell table:style-name="ce2" office:value-type="string" calcext:value-type="string">
            <text:p>100\000\011\ <text:s/>001\010\000\ <text:s/>100\100\00\ <text:s/>001\010\111\</text:p>
          </table:table-cell>
          <table:table-cell table:style-name="ce4" office:value-type="float" office:value="1.83456" calcext:value-type="float">
            <text:p>1.83456</text:p>
          </table:table-cell>
          <table:table-cell office:value-type="string" calcext:value-type="string">
            <text:p>2020D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\ <text:s/>001\010\000\ <text:s/>100\100\00\ <text:s/>001\010\000\</text:p>
          </table:table-cell>
          <table:table-cell table:style-name="ce9" office:value-type="float" office:value="1.71928" calcext:value-type="float">
            <text:p>1.71928</text:p>
          </table:table-cell>
          <table:table-cell office:value-type="string" calcext:value-type="string">
            <text:p>2020D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2025" calcext:value-type="float" table:number-columns-spanned="1" table:number-rows-spanned="16">
            <text:p>2025</text:p>
          </table:table-cell>
          <table:table-cell table:style-name="ce1" office:value-type="string" calcext:value-type="string" table:number-columns-spanned="1" table:number-rows-spanned="4">
            <text:p>50t</text:p>
          </table:table-cell>
          <table:table-cell table:style-name="ce2" office:value-type="string" calcext:value-type="string">
            <text:p>100\000\011\ <text:s/>001\010\000\ <text:s/>001\100\01\ <text:s/>010\010\000\</text:p>
          </table:table-cell>
          <table:table-cell table:style-name="ce4" office:value-type="float" office:value="0.985514" calcext:value-type="float">
            <text:p>0.985514</text:p>
          </table:table-cell>
          <table:table-cell office:value-type="string" calcext:value-type="string">
            <text:p>2025A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1\ <text:s/>010\100\00\ <text:s/>100\010\000\</text:p>
          </table:table-cell>
          <table:table-cell table:style-name="ce4" office:value-type="float" office:value="0.985514" calcext:value-type="float">
            <text:p>0.985514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100\100\000\ <text:s/>001\010\00\ <text:s/>001\100\100\</text:p>
          </table:table-cell>
          <table:table-cell table:style-name="ce4" office:value-type="float" office:value="0.985514" calcext:value-type="float">
            <text:p>0.985514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0.970079" calcext:value-type="float">
            <text:p>0.970079</text:p>
          </table:table-cell>
          <table:table-cell office:value-type="string" calcext:value-type="string">
            <text:p>2025A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60t</text:p>
          </table:table-cell>
          <table:table-cell table:style-name="ce2" office:value-type="string" calcext:value-type="string">
            <text:p>100\000\011\ <text:s/>001\100\110\ <text:s/>100\010\00\ <text:s/>001\001\000\</text:p>
          </table:table-cell>
          <table:table-cell table:style-name="ce4" office:value-type="float" office:value="1.28841" calcext:value-type="float">
            <text:p>1.28841</text:p>
          </table:table-cell>
          <table:table-cell office:value-type="string" calcext:value-type="string">
            <text:p>2025B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010\001\00\ <text:s/>001\100\011\</text:p>
          </table:table-cell>
          <table:table-cell table:style-name="ce4" office:value-type="float" office:value="1.28841" calcext:value-type="float">
            <text:p>1.28841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100\010\000\ <text:s/>001\100\11\ <text:s/>100\100\000\</text:p>
          </table:table-cell>
          <table:table-cell table:style-name="ce4" office:value-type="float" office:value="1.28841" calcext:value-type="float">
            <text:p>1.28841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1.24842" calcext:value-type="float">
            <text:p>1.24842</text:p>
          </table:table-cell>
          <table:table-cell office:value-type="string" calcext:value-type="string">
            <text:p>2025B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70t</text:p>
          </table:table-cell>
          <table:table-cell table:style-name="ce2" office:value-type="string" calcext:value-type="string">
            <text:p>100\000\011\ <text:s/>010\001\000\ <text:s/>100\010\00\ <text:s/>001\010\011\</text:p>
          </table:table-cell>
          <table:table-cell table:style-name="ce4" office:value-type="float" office:value="1.5387" calcext:value-type="float">
            <text:p>1.5387</text:p>
          </table:table-cell>
          <table:table-cell office:value-type="string" calcext:value-type="string">
            <text:p>2025C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01\000\ <text:s/>001\010\11\ <text:s/>010\100\000\</text:p>
          </table:table-cell>
          <table:table-cell table:style-name="ce4" office:value-type="float" office:value="1.5387" calcext:value-type="float">
            <text:p>1.5387</text:p>
          </table:table-cell>
          <table:table-cell table:style-name="Default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10\010\000\ <text:s/>010\001\00\ <text:s/>001\010\011\</text:p>
          </table:table-cell>
          <table:table-cell table:style-name="ce4" office:value-type="float" office:value="1.5387" calcext:value-type="float">
            <text:p>1.5387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1.46651" calcext:value-type="float">
            <text:p>1.46651</text:p>
          </table:table-cell>
          <table:table-cell office:value-type="string" calcext:value-type="string">
            <text:p>2025C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80t</text:p>
          </table:table-cell>
          <table:table-cell table:style-name="ce2" office:value-type="string" calcext:value-type="string">
            <text:p>100\000\011\ <text:s/>001\010\111\ <text:s/>100\100\00\ <text:s/>001\100\000\</text:p>
          </table:table-cell>
          <table:table-cell table:style-name="ce4" office:value-type="float" office:value="1.86016" calcext:value-type="float">
            <text:p>1.86016</text:p>
          </table:table-cell>
          <table:table-cell office:value-type="string" calcext:value-type="string">
            <text:p>2025D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10\100\000\ <text:s/>001\100\00\ <text:s/>001\010\111\</text:p>
          </table:table-cell>
          <table:table-cell table:style-name="ce4" office:value-type="float" office:value="1.86016" calcext:value-type="float">
            <text:p>1.86016</text:p>
          </table:table-cell>
          <table:table-cell table:style-name="Default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10\ <text:s/>100\010\00\ <text:s/>001\100\110\</text:p>
          </table:table-cell>
          <table:table-cell table:style-name="ce4" office:value-type="float" office:value="1.85326" calcext:value-type="float">
            <text:p>1.85326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1.72563" calcext:value-type="float">
            <text:p>1.72563</text:p>
          </table:table-cell>
          <table:table-cell office:value-type="string" calcext:value-type="string">
            <text:p>2025D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16">
            <text:p>2030 – Normal Results</text:p>
          </table:table-cell>
          <table:table-cell table:style-name="ce1" office:value-type="string" calcext:value-type="string" table:number-columns-spanned="1" table:number-rows-spanned="4">
            <text:p>50t</text:p>
          </table:table-cell>
          <table:table-cell table:style-name="ce2" office:value-type="string" calcext:value-type="string">
            <text:p>100\000\011\ <text:s/>001\100\010\ <text:s/>001\001\00\ <text:s/>010\100\000\</text:p>
          </table:table-cell>
          <table:table-cell table:style-name="ce4" office:value-type="float" office:value="0.99534" calcext:value-type="float">
            <text:p>0.99534</text:p>
          </table:table-cell>
          <table:table-cell office:value-type="string" calcext:value-type="string">
            <text:p>2030A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8" office:value-type="string" calcext:value-type="string">
            <text:p>100\000\011\ <text:s/>100\001\000\ <text:s/>001\100\10\ <text:s/>001\100\000\ </text:p>
          </table:table-cell>
          <table:table-cell table:style-name="ce11" office:value-type="float" office:value="0.99534" calcext:value-type="float">
            <text:p>0.99534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100\ <text:s/>010\001\00\ <text:s/>100\100\000\</text:p>
          </table:table-cell>
          <table:table-cell table:style-name="ce4" office:value-type="float" office:value="0.99534" calcext:value-type="float">
            <text:p>0.99534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0.976032" calcext:value-type="float">
            <text:p>0.976032</text:p>
          </table:table-cell>
          <table:table-cell office:value-type="string" calcext:value-type="string">
            <text:p>2030A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60t</text:p>
          </table:table-cell>
          <table:table-cell table:style-name="ce8" office:value-type="string" calcext:value-type="string">
            <text:p>100\000\011\ <text:s/>010\100\000\ <text:s/>001\100\01\ <text:s/>001\100\001\</text:p>
          </table:table-cell>
          <table:table-cell table:style-name="ce11" office:value-type="float" office:value="1.30332" calcext:value-type="float">
            <text:p>1.30332</text:p>
          </table:table-cell>
          <table:table-cell office:value-type="string" calcext:value-type="string">
            <text:p>2030B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10\010\000\ <text:s/>001\100\10\ <text:s/>001\100\010\</text:p>
          </table:table-cell>
          <table:table-cell table:style-name="ce4" office:value-type="float" office:value="1.30332" calcext:value-type="float">
            <text:p>1.30332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office:value-type="string" calcext:value-type="string">
            <text:p>100\000\011\ <text:s/>001\100\100\ <text:s/>001\100\01\ <text:s/>001\100\000\</text:p>
          </table:table-cell>
          <table:table-cell table:style-name="ce4" office:value-type="float" office:value="1.30332" calcext:value-type="float">
            <text:p>1.30332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1.25575" calcext:value-type="float">
            <text:p>1.25575</text:p>
          </table:table-cell>
          <table:table-cell office:value-type="string" calcext:value-type="string">
            <text:p>2030B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70t</text:p>
          </table:table-cell>
          <table:table-cell table:style-name="ce8" office:value-type="string" calcext:value-type="string">
            <text:p>100\000\011\ <text:s/>001\010\110\ <text:s/>100\100\00\ <text:s/>001\010\000\</text:p>
          </table:table-cell>
          <table:table-cell table:style-name="ce11" office:value-type="float" office:value="1.55856" calcext:value-type="float">
            <text:p>1.55856</text:p>
          </table:table-cell>
          <table:table-cell office:value-type="string" calcext:value-type="string">
            <text:p>2030C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11\ <text:s/>001\001\00\ <text:s/>001\100\000\</text:p>
          </table:table-cell>
          <table:table-cell table:style-name="ce4" office:value-type="float" office:value="1.55856" calcext:value-type="float">
            <text:p>1.55856</text:p>
          </table:table-cell>
          <table:table-cell table:style-name="Default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11\ <text:s/>001\100\00\ <text:s/>001\100\000\</text:p>
          </table:table-cell>
          <table:table-cell table:style-name="ce4" office:value-type="float" office:value="1.55856" calcext:value-type="float">
            <text:p>1.55856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1.47483" calcext:value-type="float">
            <text:p>1.47483</text:p>
          </table:table-cell>
          <table:table-cell office:value-type="string" calcext:value-type="string">
            <text:p>2030C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80t</text:p>
          </table:table-cell>
          <table:table-cell table:style-name="ce2" office:value-type="string" calcext:value-type="string">
            <text:p>100\000\011\ <text:s/>001\100\100\ <text:s/>001\010\11\ <text:s/>001\100\000\</text:p>
          </table:table-cell>
          <table:table-cell table:style-name="ce4" office:value-type="float" office:value="1.88147" calcext:value-type="float">
            <text:p>1.88147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001\010\11\ <text:s/>001\100\010\</text:p>
          </table:table-cell>
          <table:table-cell table:style-name="ce4" office:value-type="float" office:value="1.88147" calcext:value-type="float">
            <text:p>1.88147</text:p>
          </table:table-cell>
          <table:table-cell table:style-name="Default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8" office:value-type="string" calcext:value-type="string">
            <text:p>100\000\011\ <text:s/>001\100\000\ <text:s/>010\010\00\ <text:s/>001\010\111\</text:p>
          </table:table-cell>
          <table:table-cell table:style-name="ce11" office:value-type="float" office:value="1.88655" calcext:value-type="float">
            <text:p>1.88655</text:p>
          </table:table-cell>
          <table:table-cell office:value-type="string" calcext:value-type="string">
            <text:p>2030D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1.73503" calcext:value-type="float">
            <text:p>1.73503</text:p>
          </table:table-cell>
          <table:table-cell office:value-type="string" calcext:value-type="string">
            <text:p>2030D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4">
            <text:p>2030-Worst Case</text:p>
          </table:table-cell>
          <table:table-cell table:style-name="ce1" office:value-type="string" calcext:value-type="string">
            <text:p>50t</text:p>
          </table:table-cell>
          <table:table-cell table:style-name="ce8" office:value-type="string" calcext:value-type="string">
            <text:p>100\000\011\ <text:s/>010\001\000\ <text:s/>001\100\01\ <text:s/>010\100\000\</text:p>
          </table:table-cell>
          <table:table-cell table:style-name="ce11" office:value-type="float" office:value="0.891379" calcext:value-type="float">
            <text:p>0.891379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1" office:value-type="string" calcext:value-type="string">
            <text:p>60t</text:p>
          </table:table-cell>
          <table:table-cell table:style-name="ce8" office:value-type="string" calcext:value-type="string">
            <text:p>100\000\011\ <text:s/>100\001\000\ <text:s/>001\100\10\ <text:s/>001\100\001\</text:p>
          </table:table-cell>
          <table:table-cell table:style-name="ce11" office:value-type="float" office:value="1.16475" calcext:value-type="float">
            <text:p>1.16475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1" office:value-type="string" calcext:value-type="string">
            <text:p>70t</text:p>
          </table:table-cell>
          <table:table-cell table:style-name="ce8" office:value-type="string" calcext:value-type="string">
            <text:p>100\000\011\ <text:s/>010\100\000\ <text:s/>100\001\00\ <text:s/>001\010\111\</text:p>
          </table:table-cell>
          <table:table-cell table:style-name="ce11" office:value-type="float" office:value="1.38851" calcext:value-type="float">
            <text:p>1.38851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1" office:value-type="string" calcext:value-type="string">
            <text:p>80t</text:p>
          </table:table-cell>
          <table:table-cell table:style-name="ce8" office:value-type="string" calcext:value-type="string">
            <text:p>100\000\011\ <text:s/>001\010\111\ <text:s/>100\001\00\ <text:s/>001\100\000\</text:p>
          </table:table-cell>
          <table:table-cell table:style-name="ce11" office:value-type="float" office:value="1.67695" calcext:value-type="float">
            <text:p>1.6769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4">
            <text:p>2030 – Normal Results</text:p>
          </table:table-cell>
          <table:table-cell table:style-name="ce4" office:value-type="string" calcext:value-type="string">
            <text:p>50t</text:p>
          </table:table-cell>
          <table:table-cell table:style-name="ce8" office:value-type="string" calcext:value-type="string">
            <text:p>100\000\011\ <text:s/>100\001\000\ <text:s/>001\100\10\ <text:s/>001\100\000\ </text:p>
          </table:table-cell>
          <table:table-cell table:style-name="ce11" office:value-type="float" office:value="0.99534" calcext:value-type="float">
            <text:p>0.99534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5" office:value-type="string" calcext:value-type="string">
            <text:p>60t</text:p>
          </table:table-cell>
          <table:table-cell table:style-name="ce8" office:value-type="string" calcext:value-type="string">
            <text:p>100\000\011\ <text:s/>010\100\000\ <text:s/>001\100\01\ <text:s/>001\100\001\</text:p>
          </table:table-cell>
          <table:table-cell table:style-name="ce11" office:value-type="float" office:value="1.30332" calcext:value-type="float">
            <text:p>1.30332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5" office:value-type="string" calcext:value-type="string">
            <text:p>70t</text:p>
          </table:table-cell>
          <table:table-cell table:style-name="ce8" office:value-type="string" calcext:value-type="string">
            <text:p>100\000\011\ <text:s/>001\010\110\ <text:s/>100\100\00\ <text:s/>001\010\000\</text:p>
          </table:table-cell>
          <table:table-cell table:style-name="ce11" office:value-type="float" office:value="1.55856" calcext:value-type="float">
            <text:p>1.55856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4" office:value-type="string" calcext:value-type="string">
            <text:p>80t</text:p>
          </table:table-cell>
          <table:table-cell table:style-name="ce8" office:value-type="string" calcext:value-type="string">
            <text:p>100\000\011\ <text:s/>001\100\000\ <text:s/>010\010\00\ <text:s/>001\010\111\</text:p>
          </table:table-cell>
          <table:table-cell table:style-name="ce11" office:value-type="float" office:value="1.88655" calcext:value-type="float">
            <text:p>1.88655</text:p>
          </table:table-cell>
          <table:table-cell table:number-columns-repeated="3"/>
        </table:table-row>
        <table:table-row table:style-name="ro1" table:number-rows-repeated="104849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ew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10"/>
        <table:table-row table:style-name="ro1">
          <table:table-cell table:style-name="ce1" office:value-type="float" office:value="2015" calcext:value-type="float" table:number-columns-spanned="1" table:number-rows-spanned="9">
            <text:p>2015</text:p>
          </table:table-cell>
          <table:table-cell table:style-name="ce1" office:value-type="string" calcext:value-type="string" table:number-columns-spanned="1" table:number-rows-spanned="3">
            <text:p>50t</text:p>
          </table:table-cell>
          <table:table-cell table:style-name="ce6" office:value-type="string" calcext:value-type="string">
            <text:p>010\000\011\ <text:s/>001\001\000\ <text:s/>100\001\00\ <text:s/>100\001\000\</text:p>
          </table:table-cell>
          <table:table-cell table:style-name="ce9" office:value-type="float" office:value="0.960028" calcext:value-type="float">
            <text:p>0.960028</text:p>
          </table:table-cell>
          <table:table-cell office:value-type="string" calcext:value-type="string">
            <text:p>2015A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01\000\ <text:s/>100\001\00\ <text:s/>100\001\000\</text:p>
          </table:table-cell>
          <table:table-cell table:style-name="ce4" office:value-type="float" office:value="0.959938" calcext:value-type="float">
            <text:p>0.959938</text:p>
          </table:table-cell>
          <table:table-cell office:value-type="string" calcext:value-type="string">
            <text:p>2015A0D1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001\000\011\ <text:s/>001\001\000\ <text:s/>100\001\00\ <text:s/>100\001\000\</text:p>
          </table:table-cell>
          <table:table-cell table:style-name="ce4" office:value-type="float" office:value="0.936054" calcext:value-type="float">
            <text:p>0.936054</text:p>
          </table:table-cell>
          <table:table-cell office:value-type="string" calcext:value-type="string">
            <text:p>2015A0D16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60t</text:p>
          </table:table-cell>
          <table:table-cell table:style-name="ce6" office:value-type="string" calcext:value-type="string">
            <text:p>100\000\011\ <text:s/>001\100\001\ <text:s/>010\010\00\ <text:s/>010\100\000\</text:p>
          </table:table-cell>
          <table:table-cell table:style-name="ce9" office:value-type="float" office:value="1.25954" calcext:value-type="float">
            <text:p>1.25954</text:p>
          </table:table-cell>
          <table:table-cell office:value-type="string" calcext:value-type="string">
            <text:p>2015B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010\010\00\ <text:s/>001\100\000\ <text:s/></text:p>
          </table:table-cell>
          <table:table-cell table:style-name="ce4" office:value-type="float" office:value="1.23601" calcext:value-type="float">
            <text:p>1.23601</text:p>
          </table:table-cell>
          <table:table-cell office:value-type="string" calcext:value-type="string">
            <text:p>2015B0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70t</text:p>
          </table:table-cell>
          <table:table-cell table:style-name="ce6" office:value-type="string" calcext:value-type="string">
            <text:p>100\000\011\ <text:s/>001\100\110\ <text:s/>010\001\00\ <text:s/>100\010\000\</text:p>
          </table:table-cell>
          <table:table-cell table:style-name="ce9" office:value-type="float" office:value="1.49906" calcext:value-type="float">
            <text:p>1.49906</text:p>
          </table:table-cell>
          <table:table-cell office:value-type="string" calcext:value-type="string">
            <text:p>2015C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010\010\00\ <text:s/>001\100\000\ <text:s/></text:p>
          </table:table-cell>
          <table:table-cell table:style-name="ce4" office:value-type="float" office:value="1.4525" calcext:value-type="float">
            <text:p>1.4525</text:p>
          </table:table-cell>
          <table:table-cell office:value-type="string" calcext:value-type="string">
            <text:p>2015C0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80t</text:p>
          </table:table-cell>
          <table:table-cell table:style-name="ce6" office:value-type="string" calcext:value-type="string">
            <text:p>100\000\011\ <text:s/>100\010\000\ <text:s/>100\100\00\ <text:s/>001\100\011\</text:p>
          </table:table-cell>
          <table:table-cell table:style-name="ce9" office:value-type="float" office:value="1.80818" calcext:value-type="float">
            <text:p>1.80818</text:p>
          </table:table-cell>
          <table:table-cell office:value-type="string" calcext:value-type="string">
            <text:p>2015D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010\010\00\ <text:s/>001\100\000\ <text:s/></text:p>
          </table:table-cell>
          <table:table-cell table:style-name="ce4" office:value-type="float" office:value="1.70994" calcext:value-type="float">
            <text:p>1.70994</text:p>
          </table:table-cell>
          <table:table-cell office:value-type="string" calcext:value-type="string">
            <text:p>2015D0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4"/>
          <table:table-cell/>
        </table:table-row>
        <table:table-row table:style-name="ro1">
          <table:table-cell table:style-name="ce1" office:value-type="float" office:value="2020" calcext:value-type="float" table:number-columns-spanned="1" table:number-rows-spanned="8">
            <text:p>2020</text:p>
          </table:table-cell>
          <table:table-cell table:style-name="ce1" office:value-type="string" calcext:value-type="string" table:number-columns-spanned="1" table:number-rows-spanned="2">
            <text:p>50t</text:p>
          </table:table-cell>
          <table:table-cell table:style-name="ce6" office:value-type="string" calcext:value-type="string">
            <text:p>100\000\011\ <text:s/>100\100\000\ <text:s/>001\001\00\ <text:s/>001\100\010\</text:p>
          </table:table-cell>
          <table:table-cell table:style-name="ce9" office:value-type="float" office:value="0.974871" calcext:value-type="float">
            <text:p>0.974871</text:p>
          </table:table-cell>
          <table:table-cell office:value-type="string" calcext:value-type="string">
            <text:p>2020A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010\010\00\ <text:s/>001\100\000\ <text:s/></text:p>
          </table:table-cell>
          <table:table-cell table:style-name="ce4" office:value-type="float" office:value="0.968546" calcext:value-type="float">
            <text:p>0.968546</text:p>
          </table:table-cell>
          <table:table-cell office:value-type="string" calcext:value-type="string">
            <text:p>2020A0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60t</text:p>
          </table:table-cell>
          <table:table-cell table:style-name="ce6" office:value-type="string" calcext:value-type="string">
            <text:p>100\000\011\ <text:s/>001\100\001\ <text:s/>100\010\00\ <text:s/>100\010\000\</text:p>
          </table:table-cell>
          <table:table-cell table:style-name="ce9" office:value-type="float" office:value="1.27334" calcext:value-type="float">
            <text:p>1.27334</text:p>
          </table:table-cell>
          <table:table-cell office:value-type="string" calcext:value-type="string">
            <text:p>2020B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01\000\ <text:s/>001\100\00\ <text:s/>010\100\000\</text:p>
          </table:table-cell>
          <table:table-cell table:style-name="ce4" office:value-type="float" office:value="1.2433" calcext:value-type="float">
            <text:p>1.2433</text:p>
          </table:table-cell>
          <table:table-cell office:value-type="string" calcext:value-type="string">
            <text:p>2020B0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70t</text:p>
          </table:table-cell>
          <table:table-cell table:style-name="ce6" office:value-type="string" calcext:value-type="string">
            <text:p>100\000\011\ <text:s/>001\100\101\ <text:s/>100\100\00\ <text:s/>001\010\000\</text:p>
          </table:table-cell>
          <table:table-cell table:style-name="ce9" office:value-type="float" office:value="1.51884" calcext:value-type="float">
            <text:p>1.51884</text:p>
          </table:table-cell>
          <table:table-cell office:value-type="string" calcext:value-type="string">
            <text:p>2020C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010\00\ <text:s/>010\100\000\</text:p>
          </table:table-cell>
          <table:table-cell table:style-name="ce4" office:value-type="float" office:value="1.46077" calcext:value-type="float">
            <text:p>1.46077</text:p>
          </table:table-cell>
          <table:table-cell office:value-type="string" calcext:value-type="string">
            <text:p>2020C0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80t</text:p>
          </table:table-cell>
          <table:table-cell table:style-name="ce6" office:value-type="string" calcext:value-type="string">
            <text:p>100\000\011\ <text:s/>001\100\011\ <text:s/>010\100\00\ <text:s/>001\001\000\</text:p>
          </table:table-cell>
          <table:table-cell table:style-name="ce9" office:value-type="float" office:value="1.83086" calcext:value-type="float">
            <text:p>1.83086</text:p>
          </table:table-cell>
          <table:table-cell office:value-type="string" calcext:value-type="string">
            <text:p>2020D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100\100\00\ <text:s/>001\010\000\</text:p>
          </table:table-cell>
          <table:table-cell table:style-name="ce4" office:value-type="float" office:value="1.71928" calcext:value-type="float">
            <text:p>1.71928</text:p>
          </table:table-cell>
          <table:table-cell office:value-type="string" calcext:value-type="string">
            <text:p>2020D0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4"/>
          <table:table-cell/>
        </table:table-row>
        <table:table-row table:style-name="ro1">
          <table:table-cell table:style-name="ce1" office:value-type="float" office:value="2025" calcext:value-type="float" table:number-columns-spanned="1" table:number-rows-spanned="8">
            <text:p>2025</text:p>
          </table:table-cell>
          <table:table-cell table:style-name="ce1" office:value-type="string" calcext:value-type="string" table:number-columns-spanned="1" table:number-rows-spanned="2">
            <text:p>50t</text:p>
          </table:table-cell>
          <table:table-cell table:style-name="ce6" office:value-type="string" calcext:value-type="string">
            <text:p>100\000\011\ <text:s/>001\100\100\ <text:s/>100\010\00\ <text:s/>100\100\000\</text:p>
          </table:table-cell>
          <table:table-cell table:style-name="ce9" office:value-type="float" office:value="0.984204" calcext:value-type="float">
            <text:p>0.984204</text:p>
          </table:table-cell>
          <table:table-cell office:value-type="string" calcext:value-type="string">
            <text:p>2025A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0.970079" calcext:value-type="float">
            <text:p>0.970079</text:p>
          </table:table-cell>
          <table:table-cell office:value-type="string" calcext:value-type="string">
            <text:p>2025A0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60t</text:p>
          </table:table-cell>
          <table:table-cell table:style-name="ce6" office:value-type="string" calcext:value-type="string">
            <text:p>100\000\011\ <text:s/>001\100\011\ <text:s/>100\100\00\ <text:s/>100\001\000\</text:p>
          </table:table-cell>
          <table:table-cell table:style-name="ce9" office:value-type="float" office:value="1.28676" calcext:value-type="float">
            <text:p>1.28676</text:p>
          </table:table-cell>
          <table:table-cell office:value-type="string" calcext:value-type="string">
            <text:p>2025B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1.24842" calcext:value-type="float">
            <text:p>1.24842</text:p>
          </table:table-cell>
          <table:table-cell office:value-type="string" calcext:value-type="string">
            <text:p>2025B0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70t</text:p>
          </table:table-cell>
          <table:table-cell table:style-name="ce6" office:value-type="string" calcext:value-type="string">
            <text:p>100\000\011\ <text:s/>001\100\000\ <text:s/>100\100\00\ <text:s/>001\100\011\</text:p>
          </table:table-cell>
          <table:table-cell table:style-name="ce9" office:value-type="float" office:value="1.5351" calcext:value-type="float">
            <text:p>1.5351</text:p>
          </table:table-cell>
          <table:table-cell office:value-type="string" calcext:value-type="string">
            <text:p>2025C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1.46651" calcext:value-type="float">
            <text:p>1.46651</text:p>
          </table:table-cell>
          <table:table-cell office:value-type="string" calcext:value-type="string">
            <text:p>2025C0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80t</text:p>
          </table:table-cell>
          <table:table-cell table:style-name="ce6" office:value-type="string" calcext:value-type="string">
            <text:p>100\000\011\ <text:s/>001\100\111\ <text:s/>001\010\00\ <text:s/>010\100\000\</text:p>
          </table:table-cell>
          <table:table-cell table:style-name="ce9" office:value-type="float" office:value="1.8501" calcext:value-type="float">
            <text:p>1.8501</text:p>
          </table:table-cell>
          <table:table-cell office:value-type="string" calcext:value-type="string">
            <text:p>2025D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1.72563" calcext:value-type="float">
            <text:p>1.72563</text:p>
          </table:table-cell>
          <table:table-cell office:value-type="string" calcext:value-type="string">
            <text:p>2025D0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4"/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10">
            <text:p>2030 – Normal Results</text:p>
          </table:table-cell>
          <table:table-cell table:style-name="ce1" office:value-type="string" calcext:value-type="string" table:number-columns-spanned="1" table:number-rows-spanned="2">
            <text:p>50t</text:p>
          </table:table-cell>
          <table:table-cell table:style-name="ce6" office:value-type="string" calcext:value-type="string">
            <text:p>100\000\011\ <text:s/>100\100\000\ <text:s/>001\100\01\ <text:s/>001\010\000\</text:p>
          </table:table-cell>
          <table:table-cell table:style-name="ce9" office:value-type="float" office:value="0.99445" calcext:value-type="float">
            <text:p>0.99445</text:p>
          </table:table-cell>
          <table:table-cell office:value-type="string" calcext:value-type="string">
            <text:p>2030A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0.976032" calcext:value-type="float">
            <text:p>0.976032</text:p>
          </table:table-cell>
          <table:table-cell office:value-type="string" calcext:value-type="string">
            <text:p>2030A0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60t</text:p>
          </table:table-cell>
          <table:table-cell table:style-name="ce6" office:value-type="string" calcext:value-type="string">
            <text:p>100\000\011\ <text:s/>001\100\000\ <text:s/>010\100\00\ <text:s/>001\100\011\</text:p>
          </table:table-cell>
          <table:table-cell table:style-name="ce9" office:value-type="float" office:value="1.30212" calcext:value-type="float">
            <text:p>1.30212</text:p>
          </table:table-cell>
          <table:table-cell office:value-type="string" calcext:value-type="string">
            <text:p>2030B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1.25575" calcext:value-type="float">
            <text:p>1.25575</text:p>
          </table:table-cell>
          <table:table-cell office:value-type="string" calcext:value-type="string">
            <text:p>2030B0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3">
            <text:p>70t</text:p>
          </table:table-cell>
          <table:table-cell table:style-name="ce6" office:value-type="string" calcext:value-type="string">
            <text:p>100\000\011\ <text:s/>001\100\010\ <text:s/>001\010\00\ <text:s/>001\100\010\</text:p>
          </table:table-cell>
          <table:table-cell table:style-name="ce9" office:value-type="float" office:value="1.55402" calcext:value-type="float">
            <text:p>1.55402</text:p>
          </table:table-cell>
          <table:table-cell office:value-type="string" calcext:value-type="string">
            <text:p>2030C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110\ <text:s/>001\100\00\ <text:s/>010\100\000\</text:p>
          </table:table-cell>
          <table:table-cell table:style-name="ce4" office:value-type="float" office:value="1.55264" calcext:value-type="float">
            <text:p>1.55264</text:p>
          </table:table-cell>
          <table:table-cell office:value-type="string" calcext:value-type="string">
            <text:p>2030C0Alt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1.47483" calcext:value-type="float">
            <text:p>1.47483</text:p>
          </table:table-cell>
          <table:table-cell office:value-type="string" calcext:value-type="string">
            <text:p>2030C0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3">
            <text:p>80t</text:p>
          </table:table-cell>
          <table:table-cell table:style-name="ce6" office:value-type="string" calcext:value-type="string">
            <text:p>100\000\011\ <text:s/>001\010\000\ <text:s/>001\100\01\ <text:s/>001\100\101\</text:p>
          </table:table-cell>
          <table:table-cell table:style-name="ce9" office:value-type="float" office:value="1.87496" calcext:value-type="float">
            <text:p>1.87496</text:p>
          </table:table-cell>
          <table:table-cell office:value-type="string" calcext:value-type="string">
            <text:p>2030D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10\001\000\ <text:s/>001\100\00\ <text:s/>001\100\111\</text:p>
          </table:table-cell>
          <table:table-cell table:style-name="ce4" office:value-type="float" office:value="1.87419" calcext:value-type="float">
            <text:p>1.87419</text:p>
          </table:table-cell>
          <table:table-cell office:value-type="string" calcext:value-type="string">
            <text:p>2030D0Alt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1.73503" calcext:value-type="float">
            <text:p>1.73503</text:p>
          </table:table-cell>
          <table:table-cell office:value-type="string" calcext:value-type="string">
            <text:p>2030D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4">
            <text:p>2030-Worst Case</text:p>
          </table:table-cell>
          <table:table-cell table:style-name="ce1" office:value-type="string" calcext:value-type="string">
            <text:p>50t</text:p>
          </table:table-cell>
          <table:table-cell table:style-name="ce8" office:value-type="string" calcext:value-type="string">
            <text:p>100\000\011\ <text:s/>001\100\001\ <text:s/>100\001\00\ <text:s/>001\010\000\</text:p>
          </table:table-cell>
          <table:table-cell table:style-name="ce11" office:value-type="float" office:value="0.890664" calcext:value-type="float">
            <text:p>0.890664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>
            <text:p>60t</text:p>
          </table:table-cell>
          <table:table-cell table:style-name="ce8" office:value-type="string" calcext:value-type="string">
            <text:p>100\000\011\ <text:s/>001\100\110\ <text:s/>010\001\00\ <text:s/>100\100\000\</text:p>
          </table:table-cell>
          <table:table-cell table:style-name="ce11" office:value-type="float" office:value="1.16318" calcext:value-type="float">
            <text:p>1.16318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>
            <text:p>70t</text:p>
          </table:table-cell>
          <table:table-cell table:style-name="ce8" office:value-type="string" calcext:value-type="string">
            <text:p>100\000\011\ <text:s/>001\010\000\ <text:s/>001\100\01\ <text:s/>001\100\010\</text:p>
          </table:table-cell>
          <table:table-cell table:style-name="ce11" office:value-type="float" office:value="1.38254" calcext:value-type="float">
            <text:p>1.38254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>
            <text:p>80t</text:p>
          </table:table-cell>
          <table:table-cell table:style-name="ce8" office:value-type="string" calcext:value-type="string">
            <text:p>100\000\011\ <text:s/>001\100\100\ <text:s/>001\100\01\ <text:s/>001\100\100\</text:p>
          </table:table-cell>
          <table:table-cell table:style-name="ce11" office:value-type="float" office:value="1.66556" calcext:value-type="float">
            <text:p>1.66556</text:p>
          </table:table-cell>
          <table:table-cell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1">00/00/0000</text:date>, <text:time style:data-style-name="N2" text:time-value="17:34:56.227771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9:54:47.703572037</meta:creation-date>
    <dc:date>2014-09-21T20:24:29.512372605</dc:date>
    <meta:editing-duration>P8DT2H57M27S</meta:editing-duration>
    <meta:editing-cycles>141</meta:editing-cycles>
    <meta:generator>LibreOffice/4.2.6.3$Linux_X86_64 LibreOffice_project/420m0$Build-3</meta:generator>
    <meta:document-statistic meta:table-count="2" meta:cell-count="329" meta:object-count="0"/>
  </office:meta>
</office:document-meta>
</file>